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Roman" svg:font-family="'Nimbus Roman'" style:font-pitch="variable"/>
    <style:font-face style:name="Noto Sans" svg:font-family="'Noto Sans'" style:font-family-generic="system" style:font-pitch="variable"/>
  </office:font-face-decls>
  <office:automatic-styles>
    <style:style style:name="P1" style:family="paragraph" style:parent-style-name="Heading_20_2">
      <style:paragraph-properties fo:text-align="justify" style:justify-single-word="false"/>
    </style:style>
    <style:style style:name="P2" style:family="paragraph" style:parent-style-name="Text_20_body">
      <style:paragraph-properties fo:text-align="justify" style:justify-single-word="false"/>
      <style:text-properties style:font-name="Nimbus Roman" fo:font-size="12pt" style:font-size-asian="12pt" style:font-name-complex="Nimbus Roman" style:font-size-complex="12pt"/>
    </style:style>
    <style:style style:name="T1" style:family="text">
      <style:text-properties style:font-name="Nimbus Roman" fo:font-size="16pt" style:font-size-asian="16pt" style:font-name-complex="Nimbus Roman" style:font-size-complex="1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span text:style-name="Strong_20_Emphasis"><text:span text:style-name="T1">Chapter 4: Results</text:span></text:span></text:h>
      <text:p text:style-name="P2">The developed wire harness diagnostic system was successfully implemented and tested to evaluate its performance in detecting electrical and thermal faults. The system demonstrated reliable operation in both signal integrity testing and load-based analysis, providing accurate and real-time results.</text:p>
      <text:p text:style-name="P2">In the signal testing phase, the ESP32 module effectively verified the continuity and correctness of wire connections. For properly connected wires, the system displayed a “PASS” status with minimal propagation delay. In cases where wires were disconnected or incorrectly connected, the system accurately identified the fault and displayed a “FAIL” message. Additionally, when connections exhibited higher-than-normal delay, the system generated a “WARNING” indication, suggesting possible issues such as high resistance or कमजोर connections. The delay measurement in microseconds provided a clear insight into signal quality, allowing differentiation between good and degraded connections.</text:p>
      <text:p text:style-name="P2">During load testing, the Arduino Nano module successfully measured the current flowing through the wire using the ACS712 sensor. The readings were stable and consistent, allowing proper evaluation of the wire’s current-carrying capability. The DS18B20 temperature sensor effectively monitored the thermal behavior of the wire under load conditions. As the current increased, a gradual rise in temperature was observed, confirming the expected heating effect due to electrical resistance.</text:p>
      <text:p text:style-name="P2">The system was able to identify overheating conditions when the temperature exceeded the predefined threshold. In such cases, the LCD display indicated a “HOT” status, alerting the user to potential safety risks. Under normal operating conditions, the system displayed an “OK” status, indicating safe temperature levels. This real-time monitoring ensured that both electrical and thermal parameters were continuously observed.</text:p>
      <text:p text:style-name="P2">The integration of both modules provided a comprehensive analysis of the wire harness. While the ESP32 ensured correct connectivity and signal performance, the Arduino Nano evaluated the physical behavior of the wire under load. The combined results allowed the system to detect multiple fault conditions, including open circuits, incorrect connections, high resistance paths, excessive current flow, and overheating.</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Roman" svg:font-family="'Nimbus 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19T16:36:36.499427706</meta:creation-date>
    <meta:generator>LibreOffice/26.2.0.3$Linux_X86_64 LibreOffice_project/620$Build-3</meta:generator>
    <dc:date>2026-04-19T16:37:51.932128535</dc:date>
    <meta:editing-duration>PT1M15S</meta:editing-duration>
    <meta:editing-cycles>1</meta:editing-cycles>
    <meta:document-statistic meta:table-count="0" meta:image-count="0" meta:object-count="0" meta:page-count="1" meta:paragraph-count="6" meta:word-count="319" meta:character-count="2336" meta:non-whitespace-character-count="2023"/>
  </office:meta>
</office:document-meta>
</file>